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1.A11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  <style:text-properties style:text-underline-style="none"/>
    </style:style>
    <style:style style:name="P9" style:family="paragraph" style:parent-style-name="Standard" style:master-page-name="">
      <style:paragraph-properties style:page-number="auto" fo:break-before="auto" fo:break-after="auto"/>
    </style:style>
    <style:style style:name="P10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purchase in objects"&gt;</text:placeholder></text:p>
      <text:p text:style-name="P2"><text:placeholder text:placeholder-type="text">&lt;setLang(purchase.party.lang and purchase.party.lang.code or 'en_US')&gt;</text:placeholder><text:placeholder text:placeholder-type="text">&lt;purchase.setLang(purchase.party.lang and purchase.party.lang.code or 'en_US')&gt;</text:placeholder><text:placeholder text:placeholder-type="text">&lt;purchase.party.full_name&gt;</text:placeholder></text:p>
      <text:p text:style-name="P1"><text:placeholder text:placeholder-type="text">&lt;for each="line in purchase.invoice_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if test="purchase.party.vat_code"&gt;</text:placeholder></text:p>
      <text:p text:style-name="P1">VAT: <text:placeholder text:placeholder-type="text">&lt;purchase.party.vat_code&gt;</text:placeholder></text:p>
      <text:p text:style-name="P1"><text:placeholder text:placeholder-type="text">&lt;/if&gt;</text:placeholder></text:p>
      <text:p text:style-name="P7"><text:placeholder text:placeholder-type="text">&lt;choose test=""&gt;</text:placeholder></text:p>
      <text:p text:style-name="P8"><text:placeholder text:placeholder-type="text">&lt;when test="purchase.state == 'draft'"&gt;</text:placeholder></text:p>
      <text:h text:style-name="P10" text:outline-level="1">Draft Purchase Order</text:h>
      <text:p text:style-name="P8"><text:placeholder text:placeholder-type="text">&lt;/when&gt;</text:placeholder></text:p>
      <text:p text:style-name="P8"><text:placeholder text:placeholder-type="text">&lt;when test="purchase.state == 'quotation'"&gt;</text:placeholder></text:p>
      <text:h text:style-name="P10" text:outline-level="1">Request for Quotation N°: <text:placeholder text:placeholder-type="text">&lt;purchase.reference&gt;</text:placeholder></text:h>
      <text:p text:style-name="P8"><text:placeholder text:placeholder-type="text">&lt;/when&gt;</text:placeholder></text:p>
      <text:p text:style-name="P8"><text:placeholder text:placeholder-type="text">&lt;otherwise test=""&gt;</text:placeholder></text:p>
      <text:h text:style-name="P10" text:outline-level="1">Purchase Order N°: <text:placeholder text:placeholder-type="text">&lt;purchase.reference&gt;</text:placeholder></text:h>
      <text:p text:style-name="P8"><text:placeholder text:placeholder-type="text">&lt;/otherwise&gt;</text:placeholder></text:p>
      <text:p text:style-name="P8"><text:placeholder text:placeholder-type="text">&lt;/when&gt;</text:placeholder></text:p>
      <text:p text:style-name="Text_20_body">Description: <text:placeholder text:placeholder-type="text">&lt;purchase.description or ''&gt;</text:placeholder></text:p>
      <text:p text:style-name="Text_20_body">Date: <text:placeholder text:placeholder-type="text">&lt;formatLang(purchase.purchase_date, purchase.party.lang, date=True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purchas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line.description or ''&gt;</text:placeholder></text:p>
          </table:table-cell>
          <table:table-cell table:style-name="Table1.A5" office:value-type="string">
            <text:p text:style-name="P4"><text:placeholder text:placeholder-type="text">&lt;(formatLang(line.quantity, purchase.party.lang, digits=line.unit_digits) + (line.unit and (' ' + line.unit.symbol) or '')) or ''&gt;</text:placeholder><text:soft-page-break/></text:p>
          </table:table-cell>
          <table:table-cell table:style-name="Table1.A5" office:value-type="string">
            <text:p text:style-name="P4"><text:placeholder text:placeholder-type="text">&lt;formatLang(line.unit_price, purchase.party.lang, currency=purchase.currency)&gt;</text:placeholder><text:soft-page-break/></text:p>
          </table:table-cell>
          <table:table-cell table:style-name="Table1.A5" office:value-type="string">
            <text:p text:style-name="P5"><text:placeholder text:placeholder-type="text">&lt;for each="tax in line.taxes"&gt;</text:placeholder></text:p>
            <text:p text:style-name="P5"><text:placeholder text:placeholder-type="text">&lt;tax.name&gt;</text:placeholder></text:p>
            <text:p text:style-name="P5"><text:placeholder text:placeholder-type="text">&lt;/for&gt;</text:placeholder></text:p>
          </table:table-cell>
          <table:table-cell table:style-name="Table1.A2" office:value-type="string">
            <text:p text:style-name="P4"><text:placeholder text:placeholder-type="text">&lt;formatLang(line.amount, purchase.party.lang, currency=purchase.currency)&gt;</text:placeholder><text:soft-page-break/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placeholder text:placeholder-type="text">&lt;formatLang(line.amount, purchase.party.lang, currency=purchase.currency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h text:style-name="Heading_20_2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6"><text:placeholder text:placeholder-type="text">&lt;line.description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purchase.untaxed_amount, purchase.party.lang, currency=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placeholder text:placeholder-type="text">&lt;formatLang(purchase.tax_amount, purchase.party.lang, currency=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placeholder text:placeholder-type="text">&lt;formatLang(purchase.total_amount, purchase.party.lang, currency=purchas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purchas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8:22</meta:creation-date>
    <dc:date>2008-10-22T19:45:31</dc:date>
    <meta:editing-cycles>1</meta:editing-cycles>
    <meta:editing-duration>PT0S</meta:editing-duration>
    <meta:document-statistic meta:table-count="3" meta:image-count="0" meta:object-count="0" meta:page-count="4" meta:paragraph-count="58" meta:word-count="153" meta:character-count="1830"/>
    <meta:user-defined meta:name="Info 1"/>
    <meta:user-defined meta:name="Info 2"/>
    <meta:user-defined meta:name="Info 3"/>
    <meta:user-defined meta:name="Info 4"/>
  </office:meta>
</office:document-meta>
</file>